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</style:style>
    <style:style style:name="P2" style:family="paragraph" style:parent-style-name="Standard">
      <style:text-properties fo:font-weight="bold" officeooo:rsid="00048750" officeooo:paragraph-rsid="00048750" style:font-weight-asian="bold" style:font-weight-complex="bold"/>
    </style:style>
    <style:style style:name="P3" style:family="paragraph" style:parent-style-name="Standard">
      <style:text-properties fo:font-weight="bold" officeooo:rsid="0006a132" officeooo:paragraph-rsid="0006a132" style:font-weight-asian="bold" style:font-weight-complex="bold"/>
    </style:style>
    <style:style style:name="P4" style:family="paragraph" style:parent-style-name="Standard">
      <style:text-properties fo:font-weight="normal" officeooo:rsid="00048750" officeooo:paragraph-rsid="00048750" style:font-weight-asian="normal" style:font-weight-complex="normal"/>
    </style:style>
    <style:style style:name="T1" style:family="text">
      <style:text-properties officeooo:rsid="00059dd3"/>
    </style:style>
    <style:style style:name="T2" style:family="text">
      <style:text-properties officeooo:rsid="0006fb1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Správa skladu</text:h>
      <text:p text:style-name="P2">Vize</text:p>
      <text:p text:style-name="P4">Chci vytvořit jednoduchou aplikaci pro správu skladu. V rámci aplikace uvidím seznam zboží na skladu, přehled dodavatelů/odběratelů a přehled zboží které je určeno k expedici. <text:span text:style-name="T1">Uživatel bude mít k dispozici jednoduché operace, jako </text:span><text:span text:style-name="T2">je </text:span><text:span text:style-name="T1">přidání, smazání a editace záznamů v aplikaci.</text:span></text:p>
      <text:p text:style-name="P3">Use-case</text:p>
      <text:p text:style-name="P3">Use-case scénáře</text:p>
      <text:p text:style-name="P3">User-stories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15T23:54:01.050109687</meta:creation-date>
    <dc:date>2020-10-16T00:09:12.425618073</dc:date>
    <meta:editing-duration>PT5M</meta:editing-duration>
    <meta:editing-cycles>4</meta:editing-cycles>
    <meta:generator>LibreOffice/6.4.6.2$Linux_X86_64 LibreOffice_project/40$Build-2</meta:generator>
    <meta:document-statistic meta:table-count="0" meta:image-count="0" meta:object-count="0" meta:page-count="1" meta:paragraph-count="6" meta:word-count="48" meta:character-count="333" meta:non-whitespace-character-count="291"/>
  </office:meta>
</office:document-meta>
</file>